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text-properties fo:font-weight="bold" style:font-weight-asian="bold" style:font-weight-complex="bold"/>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Tulisinko uudelleen kaapista</text:p>
      <text:p text:style-name="P5"/>
      <text:p text:style-name="P6">25 touko 2015</text:p>
      <text:p text:style-name="P7"/>
      <text:p text:style-name="P8">Moikka!</text:p>
      <text:p text:style-name="P9"><text:line-break/>Oon 16-vuotias tyttö ja oon lesbo. Mulla on kaks "ongelmaa" ja toivon et saisin täältä jonkinlaista apua.<text:line-break/><text:line-break/>1.Kerroin lesboudestani vanhemmilleni keväällä 2014, mutta sen jälkeen he eivät ole ottaneet asiaa kertaakaan puheeksi. En ole varma johtuuko se siitä, että he ovat unohtaneet asian, että he eivät halua uskoa asiaa ja luulevat sen olleen jokin ohimenevä vaihe vai siitä että häpeävät minua. Pitäisikö minun puhua heidän kanssaan asiasta vielä uudestaan?<text:line-break/><text:line-break/>2.Joskus kun olemme kotona ja katsomme televisiota, isäni saattaa ottaa kaukosäätimen ja vaihtaa kanavaa sanoen "homojen hommaa". Hän<text:s/>käyttää myös samankaltaisia homoja/lesboja pilkkaavia lausahduksia. Se loukkaa minua, mutta en uskalla sanoa hänelle mitään siitä. Kannattaisiko minun kuitenkin ottaa asia puheeksi?</text:p>
      <text:p text:style-name="P10"/>
      <text:p text:style-name="P11">[Nimimerkki poistettu]</text:p>
      <text:p text:style-name="P12"/>
      <text:p text:style-name="P13"/>
      <text:p text:style-name="P14">Vastaus</text:p>
      <text:p text:style-name="P15"/>
      <text:p text:style-name="P16">Hei<text:s/><text:line-break/><text:line-break/>Olet pettynyt aiheellisesti vanhempiesi välinpitämättömyyteen sinulle tärkeässä asiassa. Mietit että kannattaisiko sinun ottaa asia puheeksi heidän kanssaan. Ilman muuta kannattaa mutta milloin ja miten, niin siinäpä aina mietittävää. Olisi hyvä että sinulla on sitä ennen henkistä tukea, eli joku luotettava ystävä tai sukulainen joka tietää tilanteestasi ja jonka puoleen voit kääntyä jos vanhemmillasi on vaikeuksia ottaa sinua ja sinun huoliasi huomioon riittävän vakavasti ja sinun tunteitasi kunnioittaen. Kuka voisi olla sinulle sellainen tuki?<text:line-break/><text:line-break/>Kertomisen voi tehdä suullisesti tai kirjallisesti. Kirjallisessa on se hyvä puoli, että siihen voi koota asioita, jotka ovat itselle kaikista tärkeimpiä. Joskus suullinen kertominen voi epäonnistua sen vuoksi että tunteet nousevat niin voimakkaiksi<text:s/>että perimmäinen viesti ei enää välity kunnolla. Jos vanhemmilleen kirjoittaa kirjeen, on hyvä kertoa että he ovat sinulle tärkeitä rakkaita ihmisiä, joille haluat olla rehellinen lapsi. Kun voit olla rehellinen niin silloin he voivat olla sinulle parhaiten avuksi. Voit suositella vanhemmillesi Marja-Leena Parkkisen kirjoittamaan kirjaa Ulos kaapista. Siinä on lukuisia kertomuksia siitä miten lapset ovat kertoneet homoseksuaalisuudestaan vanhemmilleen ja miten vanhemmat ovat eri tavoin reagoineet siihen ja<text:s/>oppineet elämään uuden tiedon kanssa. Setan sivuilta löytyy myös vanhemmille sopivaa luettavaa: Esite homo-, lesbo- ja bi-nuortten vanhemmille: https://www.dropbox.com/s/dgklhfdokx37lpg/Hlb-nuorten_vanhemmille.pdf<text:line-break/><text:soft-page-break/><text:line-break/>Jos asia on vanhemmillesi vaikea asia ja<text:s/>haluavat keskustella siitä ulkopuolisen ihmisen kanssa niin voit kertoa että he voivat soittaa meidän puhelinpäivystykseemme joka on avoinna maanantaisin ja torstaisin klo 19 – 21 numerossa 044 300 2355. Meillä on kokemusta siitä millaisia huolia lapsen homoseksuaalisuus vanhemmissa herättää. Voimme tarvittaessa etsiä heille myös vertaistukea muista vastaavassa tilanteessa olevista vanhemmista.<text:line-break/><text:line-break/>Myös sinä voisit hyötyä muiden sateenkaarinuorten vertaistuesta tässä ongelmassasi. Sinuiksi -palvelu on järjestänyt sateenkaarinuorille vertais-chattin Tukinetin kautta. Seuraavat chatit ovat 9.6., 16.6., 14.7., 21.7., 11.8., 18.8., 8.9., 15.9., 6.10., 13.10., 10.11., 17.11., 8.12., 15.12. aina klo 18:00 – 20:00. Näihin liveryhmiin osallistuminen on helppoa. Voit kirjautua Tukinetiin omalla anonyymillä käyttäjätunnuksella, kun olet täyttänyt lyhyen rekisteröitymislomakkeen: www.tukinet.net/rekisteroityminen.tmpl. Saat käyttäjätunnuksen heti käyttöösi lähetettyäsi lomakkeen. Sinäkin voit halutessasi soittaa päivystykseemme joka on avoinna maanantaisin ja torstaisin klo 19 – 21 numerossa 044 300 2355 (viikolla 22 torstain sijasta keskiviikkona 27.5.)<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27:00Z</meta:creation-date>
    <dc:date>2023-01-19T14:27:00Z</dc:date>
    <meta:template xlink:href="Normal.dotm" xlink:type="simple"/>
    <meta:editing-cycles>1</meta:editing-cycles>
    <meta:editing-duration>PT0S</meta:editing-duration>
    <meta:document-statistic meta:page-count="2" meta:paragraph-count="7" meta:word-count="434" meta:character-count="3951" meta:row-count="29" meta:non-whitespace-character-count="3524"/>
  </office:meta>
</office:document-meta>
</file>